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2.135cm"/>
    </style:style>
    <style:style style:name="gr2" style:family="graphic" style:parent-style-name="standard">
      <style:graphic-properties draw:stroke="solid" svg:stroke-color="#000000" draw:fill="none" draw:fill-color="#ffffff" fo:min-height="0.86cm"/>
    </style:style>
    <style:style style:name="gr3" style:family="graphic" style:parent-style-name="standard">
      <style:graphic-properties draw:stroke="solid" svg:stroke-color="#000000" draw:fill="none" draw:fill-color="#ffffff" fo:min-height="0.861cm"/>
    </style:style>
    <style:style style:name="gr4" style:family="graphic" style:parent-style-name="standard">
      <style:graphic-properties draw:stroke="none" svg:stroke-color="#000000" draw:fill="none" draw:fill-color="#ffffff" fo:min-height="0.861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67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67cm" svg:height="2.385cm" svg:x="9.011cm" svg:y="2.972cm">
          <draw:text-box>
            <text:p text:style-name="P1">Kernel</text:p>
          </draw:text-box>
        </draw:frame>
        <draw:frame draw:style-name="gr2" draw:text-style-name="P2" draw:layer="layout" svg:width="5.55cm" svg:height="1.11cm" svg:x="14.07cm" svg:y="2.53cm">
          <draw:text-box>
            <text:p text:style-name="P2">Time Controller</text:p>
          </draw:text-box>
        </draw:frame>
        <draw:frame draw:style-name="gr3" draw:text-style-name="P2" xml:id="id4" draw:id="id4" draw:layer="layout" svg:width="5.994cm" svg:height="1.673cm" svg:x="1.878cm" svg:y="4.323cm">
          <draw:text-box>
            <text:p text:style-name="P2">Laser Localization System</text:p>
          </draw:text-box>
        </draw:frame>
        <draw:frame draw:style-name="gr3" draw:text-style-name="P2" xml:id="id3" draw:id="id3" draw:layer="layout" svg:width="4.345cm" svg:height="1.111cm" svg:x="2.684cm" svg:y="7.36cm">
          <draw:text-box>
            <text:p text:style-name="P2">Vehicles</text:p>
          </draw:text-box>
        </draw:frame>
        <draw:frame draw:style-name="gr3" draw:text-style-name="P2" draw:layer="layout" svg:width="5.557cm" svg:height="1.673cm" svg:x="14.066cm" svg:y="4.432cm">
          <draw:text-box>
            <text:p text:style-name="P2">Graphical User Interface</text:p>
          </draw:text-box>
        </draw:frame>
        <draw:frame draw:style-name="gr3" draw:text-style-name="P2" draw:layer="layout" svg:width="6.043cm" svg:height="1.111cm" svg:x="1.862cm" svg:y="2.772cm">
          <draw:text-box>
            <text:p text:style-name="P2">Database</text:p>
          </draw:text-box>
        </draw:frame>
        <draw:g xml:id="id2" draw:id="id2">
          <draw:frame draw:style-name="gr4" draw:text-style-name="P2" draw:layer="layout" svg:width="3.509cm" svg:height="1.673cm" svg:x="11.782cm" svg:y="7.428cm">
            <draw:text-box>
              <text:p text:style-name="P2">Routing System</text:p>
            </draw:text-box>
          </draw:frame>
          <draw:frame draw:style-name="gr4" draw:text-style-name="P2" draw:layer="layout" svg:width="4.004cm" svg:height="1.673cm" svg:x="15.52cm" svg:y="7.43cm">
            <draw:text-box>
              <text:p text:style-name="P2">Scheduling System</text:p>
            </draw:text-box>
          </draw:frame>
          <draw:custom-shape draw:style-name="gr5" draw:text-style-name="P2" draw:layer="layout" svg:width="7.985cm" svg:height="2.75cm" svg:x="11.638cm" svg:y="6.49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7.953cm" svg:height="0.817cm" svg:x="11.638cm" svg:y="6.596cm">
            <draw:text-box>
              <text:p text:style-name="P3">Optimization</text:p>
            </draw:text-box>
          </draw:frame>
        </draw:g>
        <draw:custom-shape draw:style-name="gr5" draw:text-style-name="P2" xml:id="id1" draw:id="id1" draw:layer="layout" svg:width="2.74cm" svg:height="2.423cm" svg:x="9.313cm" svg:y="2.9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950.49504950495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7" draw:text-style-name="P2" draw:layer="layout" svg:x1="9.294cm" svg:y1="4.359cm" svg:x2="7.937cm" svg:y2="5.129cm">
          <text:p/>
        </draw:line>
        <draw:line draw:style-name="gr7" draw:text-style-name="P2" draw:layer="layout" svg:x1="12.11cm" svg:y1="4.359cm" svg:x2="14.111cm" svg:y2="5.357cm">
          <text:p/>
        </draw:line>
        <draw:line draw:style-name="gr7" draw:text-style-name="P2" draw:layer="layout" svg:x1="12.127cm" svg:y1="4.003cm" svg:x2="14.112cm" svg:y2="3.012cm">
          <text:p/>
        </draw:line>
        <draw:connector draw:style-name="gr7" draw:text-style-name="P2" draw:layer="layout" svg:x1="10.683cm" svg:y1="5.363cm" svg:x2="11.638cm" svg:y2="7.867cm" draw:start-shape="id1" draw:start-glue-point="2" draw:end-shape="id2" draw:end-glue-point="3" svg:d="m10683 5363v2504h955">
          <text:p/>
        </draw:connector>
        <draw:connector draw:style-name="gr7" draw:text-style-name="P2" draw:layer="layout" draw:type="line" svg:x1="4.856cm" svg:y1="7.36cm" svg:x2="4.875cm" svg:y2="5.996cm" draw:start-shape="id3" draw:start-glue-point="0" draw:end-shape="id4" svg:d="m4856 7360 19-1364">
          <text:p/>
        </draw:connector>
        <draw:line draw:style-name="gr7" draw:text-style-name="P2" draw:layer="layout" svg:x1="9.294cm" svg:y1="4.003cm" svg:x2="7.938cm" svg:y2="3.2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9T10:32:12</meta:creation-date>
    <dc:date>2011-05-19T10:58:28</dc:date>
    <meta:editing-duration>PT11M6S</meta:editing-duration>
    <meta:editing-cycles>1</meta:editing-cycles>
    <meta:document-statistic meta:object-count="18"/>
    <meta:generator>LibreOffice/3.3$Unix LibreOffice_project/330m19$Build-202</meta:generator>
  </office:meta>
</office:document-meta>
</file>